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/>
    </style:style>
    <style:style style:name="P2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officeooo:paragraph-rsid="000d59ae"/>
    </style:style>
    <style:style style:name="P3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fo:font-size="14pt" style:font-size-asian="14pt" style:font-size-complex="14pt"/>
    </style:style>
    <style:style style:name="P4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fo:font-size="14pt" officeooo:rsid="000f8f1a" officeooo:paragraph-rsid="000f8f1a" style:font-size-asian="14pt" style:font-size-complex="14pt"/>
    </style:style>
    <style:style style:name="P5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0f8f1a"/>
    </style:style>
    <style:style style:name="P6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0f8f1a"/>
    </style:style>
    <style:style style:name="P7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1406da"/>
    </style:style>
    <style:style style:name="P8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15680e"/>
    </style:style>
    <style:style style:name="P9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15e354"/>
    </style:style>
    <style:style style:name="P10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170b20"/>
    </style:style>
    <style:style style:name="P11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rsid="001406da" officeooo:paragraph-rsid="000f8f1a"/>
    </style:style>
    <style:style style:name="P12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rsid="001406da" officeooo:paragraph-rsid="001406da"/>
    </style:style>
    <style:style style:name="P13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rsid="001406da" officeooo:paragraph-rsid="0015680e"/>
    </style:style>
    <style:style style:name="P14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rsid="0015680e" officeooo:paragraph-rsid="0015680e"/>
    </style:style>
    <style:style style:name="P15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Times New Roman" fo:font-size="14pt" officeooo:rsid="000f8f1a" officeooo:paragraph-rsid="0015680e" style:font-size-asian="14pt" style:font-size-complex="14pt"/>
    </style:style>
    <style:style style:name="P16" style:family="paragraph" style:parent-style-name="Standard">
      <style:paragraph-properties fo:line-height="120%" fo:text-align="start" style:justify-single-word="false" fo:break-before="pag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Times New Roman" fo:font-size="14pt" officeooo:rsid="000f8f1a" officeooo:paragraph-rsid="0015680e" style:font-size-asian="14pt" style:font-size-complex="14pt"/>
    </style:style>
    <style:style style:name="P17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Times New Roman" fo:font-size="14pt" officeooo:rsid="000f8f1a" officeooo:paragraph-rsid="0015e354" style:font-size-asian="14pt" style:font-size-complex="14pt"/>
    </style:style>
    <style:style style:name="P18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Times New Roman" fo:font-size="14pt" officeooo:rsid="0015680e" officeooo:paragraph-rsid="0015680e" style:font-size-asian="14pt" style:font-size-complex="14pt"/>
    </style:style>
    <style:style style:name="P19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rsid="0015e354" officeooo:paragraph-rsid="00170b20"/>
    </style:style>
    <style:style style:name="P20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officeooo:paragraph-rsid="000f8f1a" style:font-size-asian="14pt" style:font-size-complex="14pt"/>
    </style:style>
    <style:style style:name="P21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</style:style>
    <style:style style:name="P22" style:family="paragraph" style:parent-style-name="Standard">
      <style:paragraph-properties fo:line-height="120%"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</style:style>
    <style:style style:name="P23" style:family="paragraph" style:parent-style-name="Standard">
      <style:paragraph-properties fo:line-height="120%" fo:text-align="start" style:justify-single-word="false" fo:break-before="pag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0f8f1a"/>
    </style:style>
    <style:style style:name="P24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0f8f1a"/>
    </style:style>
    <style:style style:name="P25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26" style:family="paragraph" style:parent-style-name="Standard">
      <style:paragraph-properties fo:line-height="120%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27" style:family="paragraph" style:parent-style-name="Standard" style:list-style-name="L1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Times New Roman" fo:font-size="14pt" officeooo:rsid="000f8f1a" officeooo:paragraph-rsid="0015e354" style:font-size-asian="14pt" style:font-size-complex="14pt"/>
    </style:style>
    <style:style style:name="P28" style:family="paragraph" style:parent-style-name="Standard" style:list-style-name="L2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Times New Roman" fo:font-size="14pt" officeooo:rsid="000f8f1a" officeooo:paragraph-rsid="0015e354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d59ae" style:font-size-asian="14pt" style:font-size-complex="14pt"/>
    </style:style>
    <style:style style:name="T3" style:family="text">
      <style:text-properties fo:font-size="14pt" officeooo:rsid="000f8f1a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en" fo:country="US" fo:font-weight="bold" officeooo:rsid="001406da" style:font-size-asian="14pt" style:font-weight-asian="bold" style:font-size-complex="14pt" style:font-weight-complex="bold"/>
    </style:style>
    <style:style style:name="T6" style:family="text">
      <style:text-properties fo:font-size="14pt" fo:language="en" fo:country="US" fo:font-weight="bold" officeooo:rsid="001d0c6f" style:font-size-asian="14pt" style:font-weight-asian="bold" style:font-size-complex="14pt" style:font-weight-complex="bold"/>
    </style:style>
    <style:style style:name="T7" style:family="text">
      <style:text-properties fo:font-size="14pt" fo:language="en" fo:country="US" officeooo:rsid="000d59ae" style:font-size-asian="14pt" style:font-size-complex="14pt"/>
    </style:style>
    <style:style style:name="T8" style:family="text">
      <style:text-properties fo:font-size="14pt" fo:language="en" fo:country="US" officeooo:rsid="000f8f1a" style:font-size-asian="14pt" style:font-size-complex="14pt"/>
    </style:style>
    <style:style style:name="T9" style:family="text">
      <style:text-properties fo:font-size="14pt" fo:font-weight="normal" officeooo:rsid="0015e354" style:font-size-asian="14pt" style:font-weight-asian="normal" style:font-size-complex="14pt" style:font-weight-complex="normal"/>
    </style:style>
    <style:style style:name="T10" style:family="text">
      <style:text-properties style:font-name="Times New Roman" fo:font-size="14pt" style:font-size-asian="14pt" style:font-size-complex="14pt"/>
    </style:style>
    <style:style style:name="T11" style:family="text">
      <style:text-properties style:font-name="Times New Roman" fo:font-size="14pt" officeooo:rsid="000f8f1a" style:font-size-asian="14pt" style:font-size-complex="14pt"/>
    </style:style>
    <style:style style:name="T12" style:family="text">
      <style:text-properties style:font-name="Times New Roman" fo:font-size="14pt" officeooo:rsid="001406da" style:font-size-asian="14pt" style:font-size-complex="14pt"/>
    </style:style>
    <style:style style:name="T13" style:family="text">
      <style:text-properties style:font-name="Times New Roman" fo:font-size="14pt" officeooo:rsid="0015680e" style:font-size-asian="14pt" style:font-size-complex="14pt"/>
    </style:style>
    <style:style style:name="T14" style:family="text">
      <style:text-properties style:font-name="Times New Roman" fo:font-size="14pt" officeooo:rsid="0015e354" style:font-size-asian="14pt" style:font-size-complex="14pt"/>
    </style:style>
    <style:style style:name="T15" style:family="text">
      <style:text-properties style:font-name="Times New Roman" fo:font-size="14pt" officeooo:rsid="00170b20" style:font-size-asian="14pt" style:font-size-complex="14pt"/>
    </style:style>
    <style:style style:name="T16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 loext:marker-style-name="T1"><text:span text:style-name="T1">МИНИСТЕРСТВО НАУКИ И ВЫСШЕГО ОБРАЗОВАНИЯ<text:line-break/>РОССИЙСКОЙ ФЕДЕРАЦИИ</text:span><text:span text:style-name="T1"/></text:p>
      <text:p text:style-name="P21" loext:marker-style-name="T1"><text:span text:style-name="T1">Федеральное государственное автономное образовательное учреждение <text:line-break/>высшего образования</text:span><text:span text:style-name="T1"/></text:p>
      <text:p text:style-name="P21" loext:marker-style-name="T1"><text:span text:style-name="T1">«КРЫМСКИЙ ФЕДЕРАЛЬНЫЙ УНИВЕРСИТЕТ им. В. И. ВЕРНАДСКОГО»</text:span><text:span text:style-name="T1"/></text:p>
      <text:p text:style-name="P21" loext:marker-style-name="T1"><text:span text:style-name="T1">ФИЗИКО-ТЕХНИЧЕСКЙ ИНСТИТУТ</text:span></text:p>
      <text:p text:style-name="P21" loext:marker-style-name="T1"><text:span text:style-name="T1">Кафедра компьютерной инженерии и моделирования</text:span><text:span text:style-name="T1"/></text:p>
      <text:p text:style-name="P25" loext:marker-style-name="T1"/>
      <text:p text:style-name="P25" loext:marker-style-name="T1"/>
      <text:p text:style-name="P25" loext:marker-style-name="T1"/>
      <text:p text:style-name="P26" loext:marker-style-name="T1"/>
      <text:p text:style-name="P1"><text:span text:style-name="T4">ОТЧЕТ ПО ПРАКТИЧЕСКОМУ ЗАДАНИЮ №</text:span><text:span text:style-name="T6">3</text:span></text:p>
      <text:p text:style-name="P5"><text:span text:style-name="T16">«</text:span><text:span text:style-name="T4">Обработка Файлов</text:span><text:span text:style-name="T16">»</text:span></text:p>
      <text:p text:style-name="P3"/>
      <text:p text:style-name="P3"/>
      <text:p text:style-name="P3"/>
      <text:p text:style-name="P3">Практическая работа</text:p>
      <text:p text:style-name="P1"><text:span text:style-name="T1">по дисциплине «</text:span><text:span text:style-name="T2">Операционные системы</text:span><text:span text:style-name="T1">» </text:span></text:p>
      <text:p text:style-name="P1"><text:span text:style-name="T1">студента </text:span><text:span text:style-name="T3">1</text:span><text:span text:style-name="T1"> курса группы ПИ-б-о-2</text:span><text:span text:style-name="T3">32</text:span><text:span text:style-name="T7">(</text:span><text:span text:style-name="T8">1</text:span><text:span text:style-name="T7">)</text:span></text:p>
      <text:p text:style-name="P4">Халилов Асан Русланович</text:p>
      <text:p text:style-name="P3"/>
      <text:p text:style-name="P2"><text:span text:style-name="T1">09.03.0</text:span><text:span text:style-name="T3">4</text:span><text:span text:style-name="T1"> «</text:span><text:span text:style-name="T3">Программная инженерия</text:span><text:span text:style-name="T1">»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2" loext:marker-style-name="T1"><text:span text:style-name="T1">Симферополь, 202</text:span><text:span text:style-name="T2">4</text:span></text:p>
      <text:p text:style-name="P23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11">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Times New Roman2" style:font-family-asian="'Times New Roman'" style:font-family-generic-asian="system" style:font-pitch-asian="variable" style:font-size-asian="13pt" style:font-name-complex="Times New Roman2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97cm" fo:margin-right="0.284cm" fo:margin-top="0cm" fo:margin-bottom="0.392cm" style:contextual-spacing="false" fo:hyphenation-ladder-count="no-limit" fo:text-indent="0cm" style:auto-text-indent="false" fo:keep-with-next="always"/>
      <style:text-properties fo:font-size="14pt" style:font-size-asian="14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efault_20_Paragraph_20_Font_20__28_WW_29_" style:display-name="Default Paragraph Font (WW)" style:family="text"/>
    <style:style style:name="Заголовок_20_2_20_Знак" style:display-name="Заголовок 2 Знак" style:family="text" style:parent-style-name="Default_20_Paragraph_20_Font_20__28_WW_29_" loext:linked-style-name="Heading_20_2">
      <style:text-properties fo:color="#365f91" loext:opacity="100%" style:font-name="Cambria" fo:font-family="Cambria" style:font-family-generic="roman" style:font-pitch="variable" fo:font-size="13pt" style:font-name-asian="Times New Roman2" style:font-family-asian="'Times New Roman'" style:font-family-generic-asian="system" style:font-pitch-asian="variable" style:font-size-asian="13pt" style:font-name-complex="Times New Roman2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5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7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7P0"/>
    </number:currency-style>
    <number:currency-style style:name="N118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8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1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1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1P0"/>
    </number:currency-styl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03:27:45.166648239</meta:creation-date>
    <dc:language>en-US</dc:language>
    <meta:editing-cycles>1</meta:editing-cycles>
    <meta:editing-duration>P0D</meta:editing-duration>
    <meta:generator>LibreOffice/7.6.5.2$Linux_X86_64 LibreOffice_project/60$Build-2</meta:generator>
    <meta:document-statistic meta:table-count="0" meta:image-count="0" meta:object-count="0" meta:page-count="2" meta:paragraph-count="13" meta:word-count="54" meta:character-count="491" meta:non-whitespace-character-count="448"/>
    <meta:template xlink:type="simple" xlink:actuate="onRequest" xlink:title="Normal.dotm" xlink:href=""/>
  </office:meta>
</office:document-meta>
</file>